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.518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5cm" svg:height="6.5cm" svg:x="11.6cm" svg:y="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1.1cm" svg:height="10.8cm" svg:x="9.3cm" svg:y="5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4.9cm" svg:y1="7.3cm" svg:x2="14.8cm" svg:y2="13.7cm">
          <text:p/>
        </draw:line>
        <draw:line draw:style-name="gr2" draw:text-style-name="P1" draw:layer="layout" svg:x1="14.9cm" svg:y1="15.9cm" svg:x2="14.8cm" svg:y2="22.3cm">
          <text:p/>
        </draw:line>
        <draw:line draw:style-name="gr2" draw:text-style-name="P1" draw:layer="layout" svg:x1="14.9cm" svg:y1="-1.4cm" svg:x2="14.8cm" svg:y2="5cm">
          <text:p/>
        </draw:line>
        <draw:line draw:style-name="gr2" draw:text-style-name="P1" draw:layer="layout" svg:x1="11.6cm" svg:y1="10.6cm" svg:x2="0cm" svg:y2="10.6cm">
          <text:p/>
        </draw:line>
        <draw:line draw:style-name="gr2" draw:text-style-name="P1" draw:layer="layout" svg:x1="29.7cm" svg:y1="10.6cm" svg:x2="18.2cm" svg:y2="10.6cm">
          <text:p/>
        </draw:line>
        <draw:frame draw:style-name="gr3" draw:layer="layout" svg:width="2.8cm" svg:height="0.963cm" svg:x="11.7cm" svg:y="10.019cm">
          <draw:text-box>
            <text:p>ANIM<text:span text:style-name="T1">É</text:span></text:p>
          </draw:text-box>
        </draw:frame>
        <draw:frame draw:style-name="gr4" draw:layer="layout" svg:width="3.3cm" svg:height="0.963cm" svg:x="15.1cm" svg:y="10.019cm">
          <draw:text-box>
            <text:p>INANIM<text:span text:style-name="T1">É</text:span></text:p>
          </draw:text-box>
        </draw:frame>
        <draw:frame draw:style-name="gr5" draw:layer="layout" svg:width="3cm" svg:height="1.2cm" svg:x="13.35cm" svg:y="5.7cm">
          <draw:text-box>
            <text:p>VIVANT</text:p>
          </draw:text-box>
        </draw:frame>
        <draw:frame draw:style-name="gr6" draw:layer="layout" svg:width="2.658cm" svg:height="1cm" svg:x="13.521cm" svg:y="14.2cm">
          <draw:text-box>
            <text:p>MORT</text:p>
          </draw:text-box>
        </draw:frame>
        <draw:frame draw:style-name="gr7" draw:layer="layout" svg:width="6.2cm" svg:height="2.2cm" svg:x="1.4cm" svg:y="1.6cm">
          <draw:text-box>
            <text:p>Règne animal</text:p>
          </draw:text-box>
        </draw:frame>
        <draw:frame draw:style-name="gr7" draw:layer="layout" svg:width="6.2cm" svg:height="2.2cm" svg:x="17.6cm" svg:y="1.6cm">
          <draw:text-box>
            <text:p>Règne végétal</text:p>
          </draw:text-box>
        </draw:frame>
        <draw:frame draw:style-name="gr7" draw:layer="layout" svg:width="6.2cm" svg:height="2.2cm" svg:x="1.4cm" svg:y="14cm">
          <draw:text-box>
            <text:p>Liquide</text:p>
          </draw:text-box>
        </draw:frame>
        <draw:frame draw:style-name="gr7" draw:layer="layout" svg:width="6.2cm" svg:height="2.2cm" svg:x="20cm" svg:y="14.2cm">
          <draw:text-box>
            <text:p>Iner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lène Godard-Cadillac</meta:initial-creator>
    <meta:creation-date>2018-07-30T09:57:21.63</meta:creation-date>
    <dc:date>2018-07-30T10:24:24.74</dc:date>
    <dc:creator>Silène Godard-Cadillac</dc:creator>
    <meta:editing-duration>PT27M6S</meta:editing-duration>
    <meta:editing-cycles>1</meta:editing-cycles>
    <meta:document-statistic meta:object-count="15"/>
    <meta:generator>OpenOffice/4.1.5$Win32 OpenOffice.org_project/415m1$Build-9789</meta:generator>
  </office:meta>
</office:document-meta>
</file>